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EMJAHL+NimbusRomNo9L-Regu" svg:font-family="EMJAHL+NimbusRomNo9L-Regu"/>
    <style:font-face style:name="EMJCHP+NimbusRomNo9L-Medi" svg:font-family="EMJCHP+NimbusRomNo9L-Medi"/>
    <style:font-face style:name="EMJEAH+NimbusRomNo9L-ReguItal" svg:font-family="EMJEAH+NimbusRomNo9L-ReguItal"/>
    <style:font-face style:name="EMKDCO+CMSY10" svg:font-family="EMKDCO+CMSY10"/>
    <style:font-face style:name="EMKEAK+EUSM10" svg:font-family="EMKEAK+EUSM10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EMKEAK+EUSM10" style:font-name-asian="EMKEAK+EUSM10" style:font-name-complex="EMKEAK+EUSM10"/>
    </style:style>
    <style:style style:name="T8" style:family="text">
      <style:text-properties style:font-name="EMKEAK+EUSM10" fo:font-size="10pt" fo:font-weight="normal" style:font-name-asian="EMKEAK+EUSM10" style:font-size-asian="10pt" style:font-weight-asian="normal" style:font-name-complex="EMKEAK+EUSM10" style:font-size-complex="10pt" style:font-weight-complex="normal"/>
    </style:style>
    <style:style style:name="T9" style:family="text">
      <style:text-properties style:font-name="EMJEAH+NimbusRomNo9L-ReguItal" style:font-name-asian="EMJEAH+NimbusRomNo9L-ReguItal" style:font-name-complex="EMJEAH+NimbusRomNo9L-ReguItal"/>
    </style:style>
    <style:style style:name="T10" style:family="text">
      <style:text-properties style:font-name="EMJEAH+NimbusRomNo9L-ReguItal" fo:font-size="7.5pt" style:font-name-asian="EMJEAH+NimbusRomNo9L-ReguItal" style:font-size-asian="7.5pt" style:font-name-complex="EMJEAH+NimbusRomNo9L-ReguItal" style:font-size-complex="7.5pt"/>
    </style:style>
    <style:style style:name="T11" style:family="text">
      <style:text-properties style:font-name="EMJEAH+NimbusRomNo9L-ReguItal" fo:font-size="10pt" fo:font-weight="normal" style:font-name-asian="EMJEAH+NimbusRomNo9L-ReguItal" style:font-size-asian="10pt" style:font-weight-asian="normal" style:font-name-complex="EMJEAH+NimbusRomNo9L-ReguItal" style:font-size-complex="10pt" style:font-weight-complex="normal"/>
    </style:style>
    <style:style style:name="T12" style:family="text">
      <style:text-properties fo:font-size="7.5pt" style:font-size-asian="7.5pt" style:font-size-complex="7.5pt"/>
    </style:style>
    <style:style style:name="T13" style:family="text">
      <style:text-properties style:font-name="EMJCHP+NimbusRomNo9L-Medi" style:font-name-asian="EMJCHP+NimbusRomNo9L-Medi" style:font-name-complex="EMJCHP+NimbusRomNo9L-Medi"/>
    </style:style>
    <style:style style:name="T14" style:family="text">
      <style:text-properties style:font-name="EMKDCO+CMSY10" style:font-name-asian="EMKDCO+CMSY10" style:font-name-complex="EMKDCO+CMSY10"/>
    </style:style>
    <style:style style:name="T15" style:family="text">
      <style:text-properties style:font-name="EMKDCO+CMSY10" fo:font-size="7.5pt" style:font-name-asian="EMKDCO+CMSY10" style:font-size-asian="7.5pt" style:font-name-complex="EMKDCO+CMSY10" style:font-size-complex="7.5pt"/>
    </style:style>
    <style:style style:name="T16" style:family="text">
      <style:text-properties style:font-name="EMJAHL+NimbusRomNo9L-Regu" style:font-name-asian="EMJAHL+NimbusRomNo9L-Regu" style:font-name-complex="EMJAHL+NimbusRomNo9L-Regu"/>
    </style:style>
    <style:style style:name="T17" style:family="text">
      <style:text-properties style:font-name="EMJAHL+NimbusRomNo9L-Regu" fo:font-size="10pt" fo:font-weight="normal" style:font-name-asian="EMJAHL+NimbusRomNo9L-Regu" style:font-size-asian="10pt" style:font-weight-asian="normal" style:font-name-complex="EMJAHL+NimbusRomNo9L-Regu" style:font-size-complex="10pt" style:font-weight-complex="normal"/>
    </style:style>
    <style:style style:name="T18" style:family="text">
      <style:text-properties style:font-name-asian="EMJAHL+NimbusRomNo9L-Regu" style:font-name-complex="EMJAHL+NimbusRomNo9L-Regu"/>
    </style:style>
    <style:style style:name="T19" style:family="text">
      <style:text-properties style:font-size-asian="10pt"/>
    </style:style>
    <style:style style:name="T20" style:family="text">
      <style:text-properties style:font-weight-asian="normal"/>
    </style:style>
    <style:style style:name="T21" style:family="text">
      <style:text-properties style:font-size-complex="10pt"/>
    </style:style>
    <style:style style:name="T22" style:family="text">
      <style:text-properties style:font-weight-complex="normal"/>
    </style:style>
    <style:style style:name="T23" style:family="text">
      <style:text-properties style:font-name="Times New Roman" fo:font-size="10pt" style:font-name-asian="EMJAHL+NimbusRomNo9L-Regu" style:font-size-asian="10pt" style:font-name-complex="EMJAHL+NimbusRomNo9L-Regu" style:font-size-complex="10pt"/>
    </style:style>
    <style:style style:name="T24" style:family="text">
      <style:text-properties style:font-name="Times New Roman" fo:font-size="10pt" fo:font-weight="normal" style:font-name-asian="EMJAHL+NimbusRomNo9L-Regu" style:font-size-asian="10pt" style:font-weight-asian="normal" style:font-name-complex="EMJAHL+NimbusRomNo9L-Regu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Envoltória convexa:</text:span> brute-force (para cada par de pontos (p,q), verificar se todos os outros pontos situam-se à direita de pq); incremental (upper e lower); quick-hull; gift-wrap; divide-and-conquer</text:p>
      <text:p text:style-name="P2"/>
      <text:p text:style-name="P3">y-monotonic partitioning<text:span text:style-name="T3">: lide com cada vi de uma queue ordenada em y. Arestas ordenadas no sentido anti-horário, na ordem vi, ei</text:span></text:p>
      <text:p text:style-name="P3">start:</text:p>
      <text:p text:style-name="P4">insira vi em T e helper(ei) ← vi</text:p>
      <text:p text:style-name="P3">end:</text:p>
      <text:p text:style-name="P5">se helper (ei-1) é merge</text:p>
      <text:p text:style-name="P5"><text:tab/>insira diagonal de vi a helper(ei-1)</text:p>
      <text:p text:style-name="P5">remova ei-1 de T</text:p>
      <text:p text:style-name="P3">split:</text:p>
      <text:p text:style-name="P3"><text:span text:style-name="T3">pegue (em T) a aresta ej à esquerda de vi</text:span></text:p>
      <text:p text:style-name="P3"><text:span text:style-name="T3">insira diagonal &lt;vi, helper(ej)&gt;</text:span></text:p>
      <text:p text:style-name="P3"><text:span text:style-name="T3">helper(ej) ← vi</text:span></text:p>
      <text:p text:style-name="P3"><text:span text:style-name="T3">insira ei em T e helper(ei) ← vi</text:span></text:p>
      <text:p text:style-name="P3">merge:</text:p>
      <text:p text:style-name="P3"><text:span text:style-name="T3">se helper(ei-1) é merge vertex</text:span></text:p>
      <text:p text:style-name="P3"><text:span text:style-name="T3"><text:tab/>insira uma diag de vi a helper(ei -1)</text:span></text:p>
      <text:p text:style-name="P3"><text:span text:style-name="T3">remova ei-1 de T</text:span></text:p>
      <text:p text:style-name="P2">pegue de T a aresta ej à esquerda de vi</text:p>
      <text:p text:style-name="P2">se helper(ej) é merge vertex</text:p>
      <text:p text:style-name="P2"><text:tab/>insira diagonal vi a helper(ej)</text:p>
      <text:p text:style-name="P2">helper(ej) ← vi</text:p>
      <text:p text:style-name="P3">regular:</text:p>
      <text:p text:style-name="P4"><text:span text:style-name="T1">se</text:span> o interior de P está à dir de vi</text:p>
      <text:p text:style-name="P4"><text:tab/><text:span text:style-name="T1">se</text:span> helper(ei-1) é merge vertex</text:p>
      <text:p text:style-name="P4"><text:tab/><text:tab/>insira diag de vi a helper(ei-1)</text:p>
      <text:p text:style-name="P4"><text:tab/>remova ei-1 de T</text:p>
      <text:p text:style-name="P4"><text:tab/>insira ei em T e helper(ei) ← vi</text:p>
      <text:p text:style-name="P3">senão</text:p>
      <text:p text:style-name="P4"><text:tab/>ache em T o ej à esq de vi</text:p>
      <text:p text:style-name="P4"><text:tab/>se helper(ej) é merge</text:p>
      <text:p text:style-name="P4"><text:tab/><text:tab/>insira diag de vi a helper(ej)</text:p>
      <text:p text:style-name="P4"><text:tab/>helper(ej) ← vi</text:p>
      <text:p text:style-name="P3">fimse</text:p>
      <text:p text:style-name="P3"/>
      <text:p text:style-name="P3">y-monotic triangulation:</text:p>
      <text:p text:style-name="Standard"><text:span text:style-name="T6">Inicializar uma pilha S, e empilhar v1 e v2</text:span></text:p>
      <text:p text:style-name="Standard"><text:span text:style-name="T5">para</text:span><text:span text:style-name="T6"> j ← 3 até n-1 faça</text:span></text:p>
      <text:p text:style-name="Standard"><text:span text:style-name="T6"><text:tab/></text:span><text:span text:style-name="T5">se</text:span><text:span text:style-name="T6"> vj e o topo(S) são de cadeias diferentes</text:span></text:p>
      <text:p text:style-name="Standard"><text:span text:style-name="T6"><text:tab/><text:tab/>pop(todos os vértices)</text:span></text:p>
      <text:p text:style-name="Standard"><text:span text:style-name="T6"><text:tab/><text:tab/>insira diagonal de vj até cada vértice popped, menos o último (mais em baixo na pilha)</text:span></text:p>
      <text:p text:style-name="Standard"><text:span text:style-name="T6"><text:tab/><text:tab/>empilhe vj-1 e depois vj</text:span></text:p>
      <text:p text:style-name="Standard"><text:span text:style-name="T6"><text:tab/></text:span><text:span text:style-name="T5">senão</text:span></text:p>
      <text:p text:style-name="Standard"><text:span text:style-name="T5"><text:tab/><text:tab/></text:span><text:span text:style-name="T6">pop(topo(S))</text:span></text:p>
      <text:p text:style-name="Standard"><text:span text:style-name="T6"><text:tab/><text:tab/>pop(outros vértices), desde que a diag de vj a cada um deles esteja dentro de P. Insira essa diag.</text:span></text:p>
      <text:p text:style-name="Standard"><text:span text:style-name="T6"><text:tab/><text:tab/>Empilhe o último vértice poppado de volta</text:span></text:p>
      <text:p text:style-name="Standard"><text:span text:style-name="T6"><text:tab/><text:tab/>Empilhe vj</text:span></text:p>
      <text:p text:style-name="Standard"><text:span text:style-name="T6"><text:tab/></text:span><text:span text:style-name="T5">fimse</text:span></text:p>
      <text:p text:style-name="Standard"><text:span text:style-name="T6">Insira diagonais de vn a todos os vértices na pilha, exceto o primeiro e o último</text:span></text:p>
      <text:p text:style-name="Standard"><text:span text:style-name="T24"/></text:p>
      <text:p text:style-name="P1"><text:span text:style-name="T23">algoritmo de fortune</text:span><text:span text:style-name="T24"> (voronoi com parábolas, eventos sítios e ev. Círculos)</text:span></text:p>
      <text:p text:style-name="P1"><text:span text:style-name="T24"/></text:p>
      <text:p text:style-name="P1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EMJAHL+NimbusRomNo9L-Regu" svg:font-family="EMJAHL+NimbusRomNo9L-Regu"/>
    <style:font-face style:name="EMJCHP+NimbusRomNo9L-Medi" svg:font-family="EMJCHP+NimbusRomNo9L-Medi"/>
    <style:font-face style:name="EMJEAH+NimbusRomNo9L-ReguItal" svg:font-family="EMJEAH+NimbusRomNo9L-ReguItal"/>
    <style:font-face style:name="EMKDCO+CMSY10" svg:font-family="EMKDCO+CMSY10"/>
    <style:font-face style:name="EMKEAK+EUSM10" svg:font-family="EMKEAK+EUSM10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8T01:09:52</meta:creation-date>
    <dc:date>2009-07-08T01:44:12</dc:date>
    <meta:editing-duration>PT00H34M21S</meta:editing-duration>
    <meta:editing-cycles>49</meta:editing-cycles>
    <meta:generator>OpenOffice.org/3.0$Linux OpenOffice.org_project/300m15$Build-9379</meta:generator>
    <meta:document-statistic meta:table-count="0" meta:image-count="0" meta:object-count="0" meta:page-count="1" meta:paragraph-count="48" meta:word-count="307" meta:character-count="1650"/>
  </office:meta>
</office:document-meta>
</file>